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4 Channel High-End Digital Mixer</text:span></text:p>
      <text:p text:style-name="Text_20_body">Offering a significant update to the highly popular DJM-800 club mixer, here's the DJM-900 nexus – the next level in creativity for the pro DJ. Excellent computer connectivity, up-to-date effects and high performance features and sound make this the centrepiece of any modern, professional DJ setup.</text:p>
      <text:p text:style-name="Standard"/>
      <text:p text:style-name="Standard"/>
      <text:p text:style-name="Standard"/>
      <text:p text:style-name="Text_20_body">The DJM-900 nexus inherits the familiar DJM-800 layout. To match, we've rearranged the connection panel to make it better and more intuitive. What's more, improved fader technology and audio circuits reduce the need for servicing and significantly increase the mixer's lifespan.</text:p>
      <text:p text:style-name="Text_20_body"><text:span text:style-name="Strong_20_Emphasis">Plug-and-play computer connectivity</text:span><text:line-break/>A single USB connection is all you need for MIDI control for DJ software like Ableton and TRAKTOR™. Additionally, being TRAKTOR™ Scratch Certified, DVS Control becomes a breeze: connect one USB cable and control TRAKTOR with Timecode CD and/or vinyl, directly through the mixer and without using a box or time code disc.</text:p>
      <text:p text:style-name="Text_20_body"><text:span text:style-name="Strong_20_Emphasis">Flawless Beat Effects with X-Pad and rekordbox™ Quantize</text:span></text:p>
      <text:p text:style-name="Text_20_body">13 Beat Effects add creative opportunities for every DJ style. New effects include Spiral, Slip Roll, Melodic and an entirely updated Reverb. The DJM-900 Nexus expands the familiar Beat buttons with the industry-first X-Pad to engage effects and change their timing with an intuitive, touch-sensitive strip. The new rekordbox™ Quantize easily lets you match the BPM and beat positioning to the effects by pressing a single button – even as you adjust or bend the pitch. MIDI LFO adds in easy control of external effects.</text:p>
      <text:p text:style-name="Text_20_body"><text:span text:style-name="Strong_20_Emphasis">rekordbox™ and Pro DJ Link</text:span><text:line-break/>With Pro DJ Link, you can connect your laptop via a single LAN cable and use rekordbox™ software. And any compatible CDJ connected to the mixer can access rekordbox™ with a single connection. New Pro DJ Link features on the DJM-900 nexus include Now On Play indication, rekordbox™ Quantize and Cue Link, an additional channel that lets you monitor new tracks from rekordbox™ directly to your headphones.</text:p>
      <text:p text:style-name="Text_20_body"><text:span text:style-name="Strong_20_Emphasis">6 Full-fledged, channel-assignable Sound Color FX</text:span><text:line-break/>New, beefed-up effects turn creative vision into a reality at the twist of a dial. In addition to the essential Filter and Crush, the DJM-900 Nexus boasts 4 new modern effects. Noise is added by popular demand. Space reverb brings high-pass and low-pass ambiance. Dub Echo also has high-pass and low-pass control over a new tape delay effect. Gate/Comp strips back your music to the peaks, or beefs it up to seamlessly to blend drastically different productions together in the mix.</text:p>
      <text:p text:style-name="Text_20_body"><text:span text:style-name="Strong_20_Emphasis">Better sound quality than competitor's mixers</text:span><text:line-break/>The DJM-900 nexus is equipped with the same high-quality audio input and output circuits as the DJM-2000. The 4-channel 96kHz/24-bit soundcard streams all audio signals with an S/N ratio of 120 dB, delivering more accurate performance than competitor's mixers.</text:p>
      <text:p text:style-name="Text_20_body"><text:span text:style-name="Strong_20_Emphasis">Sturdy and liquid proof</text:span><text:line-break/>New fader technology and P-Lock fader caps will make the DJM-900 Nexus last for even longer between services in super-tough club environments. There are no more electronics directly under the fader, making the DJM-900 nexus much less vulnerable to damage from any liquids that might be spilled over it.</text:p>
      <text:p text:style-name="Text_20_body"><text:span text:style-name="Strong_20_Emphasis">Specification</text:span></text:p>
      <text:p text:style-name="Text_20_body">MAIN FEATURES</text:p>
      <text:list xml:id="list3322000661947813692" text:style-name="L1">
        <text:list-item>
          <text:p text:style-name="P5">ProDJ Link </text:p>
          <text:list>
            <text:list-item>
              <text:p text:style-name="P5"><text:soft-page-break/>Now On Play warns that CDJ is playing </text:p>
            </text:list-item>
            <text:list-item>
              <text:p text:style-name="P5">Beat Effects use rekordbox BPM and Beatgrid information to keep effects in time </text:p>
            </text:list-item>
            <text:list-item>
              <text:p text:style-name="P5">rekordbox Cue Link acts like an additional audio channel to preview in your headphones </text:p>
            </text:list-item>
          </text:list>
        </text:list-item>
        <text:list-item>
          <text:p text:style-name="P5">Beat Effects </text:p>
          <text:list>
            <text:list-item>
              <text:p text:style-name="P5">Delay </text:p>
            </text:list-item>
            <text:list-item>
              <text:p text:style-name="P5">Echo </text:p>
            </text:list-item>
            <text:list-item>
              <text:p text:style-name="P5">Filter, Flanger </text:p>
            </text:list-item>
            <text:list-item>
              <text:p text:style-name="P5">Melodic </text:p>
            </text:list-item>
            <text:list-item>
              <text:p text:style-name="P5">Phaser </text:p>
            </text:list-item>
            <text:list-item>
              <text:p text:style-name="P5">Reverb, Reverse Roll, Robot, Roll </text:p>
            </text:list-item>
            <text:list-item>
              <text:p text:style-name="P5">Slip Roll, Spiral </text:p>
            </text:list-item>
            <text:list-item>
              <text:p text:style-name="P5">Trans </text:p>
            </text:list-item>
          </text:list>
        </text:list-item>
        <text:list-item>
          <text:p text:style-name="P5">MIDI/HID Control: 61 fully assignable MIDI controls </text:p>
        </text:list-item>
        <text:list-item>
          <text:p text:style-name="P5">No. of Channels: 4 </text:p>
        </text:list-item>
        <text:list-item>
          <text:p text:style-name="P5">Sampling Rate / Depth: 96 kHz / 24-bit </text:p>
        </text:list-item>
        <text:list-item>
          <text:p text:style-name="P5">rekordbox™ Link </text:p>
        </text:list-item>
        <text:list-item>
          <text:p text:style-name="P1">P-LOCK Fader Cap </text:p>
        </text:list-item>
      </text:list>
      <text:p text:style-name="Text_20_body">CHANNELS</text:p>
      <text:list xml:id="list1084927348360488943" text:style-name="L2">
        <text:list-item>
          <text:p text:style-name="P6">Channel EQ: 3 band </text:p>
        </text:list-item>
        <text:list-item>
          <text:p text:style-name="P6">EQ Range: Built-in switchable 3-band equaliser (+6dB to -26dB) and 3-band isolator (+6dB to -∞dB). </text:p>
        </text:list-item>
        <text:list-item>
          <text:p text:style-name="P6">Fader Curve: 3 Curves </text:p>
        </text:list-item>
        <text:list-item>
          <text:p text:style-name="P6">Level Meter Type: Individual </text:p>
        </text:list-item>
        <text:list-item>
          <text:p text:style-name="P2">Level Meter Size: 15 Segment </text:p>
        </text:list-item>
      </text:list>
      <text:p text:style-name="Text_20_body">INPUT</text:p>
      <text:list xml:id="list1784222966558280107" text:style-name="L3">
        <text:list-item>
          <text:p text:style-name="P7">CD/LINE Input (RCA): 6 </text:p>
        </text:list-item>
        <text:list-item>
          <text:p text:style-name="P7">PHONO (RCA) Input: 2 </text:p>
        </text:list-item>
        <text:list-item>
          <text:p text:style-name="P7">S/PDIF Digital Input (RCA): 4 </text:p>
        </text:list-item>
        <text:list-item>
          <text:p text:style-name="P7">Digital LAN Input (Pioneer Link): 1 </text:p>
        </text:list-item>
        <text:list-item>
          <text:p text:style-name="P7">MIC Input (1/4 inch Jack): 1 </text:p>
        </text:list-item>
        <text:list-item>
          <text:p text:style-name="P7">MIC Input (XLR/Jack Combo): 1 </text:p>
        </text:list-item>
        <text:list-item>
          <text:p text:style-name="P3">RETURN (1/4 inch Jack): 1 </text:p>
        </text:list-item>
      </text:list>
      <text:p text:style-name="Text_20_body">OUTPUT</text:p>
      <text:list xml:id="list6790848405894753442" text:style-name="L4">
        <text:list-item>
          <text:p text:style-name="P8">Master Output (XLR): 1 </text:p>
        </text:list-item>
        <text:list-item>
          <text:p text:style-name="P8">Master Output (RCA): 1 </text:p>
        </text:list-item>
        <text:list-item>
          <text:p text:style-name="P8">Booth Output (1/4 inch Jack): 1 </text:p>
        </text:list-item>
        <text:list-item>
          <text:p text:style-name="P8">Rec Out (RCA): 1 </text:p>
        </text:list-item>
        <text:list-item>
          <text:p text:style-name="P8">Digital Out (Coaxial): 1 </text:p>
        </text:list-item>
        <text:list-item>
          <text:p text:style-name="P8">S/PDIF Digital Out (RCA): 1 </text:p>
        </text:list-item>
        <text:list-item>
          <text:p text:style-name="P8">Send (1/4 inch Jack): 1 </text:p>
        </text:list-item>
        <text:list-item>
          <text:p text:style-name="P4">USB-B1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S</meta:editing-duration>
    <meta:editing-cycles>3</meta:editing-cycles>
    <meta:generator>OpenOffice/4.1.1$Win32 OpenOffice.org_project/411m6$Build-9775</meta:generator>
    <dc:date>2018-02-11T13:04:27.96</dc:date>
    <meta:document-statistic meta:table-count="0" meta:image-count="0" meta:object-count="0" meta:page-count="2" meta:paragraph-count="53" meta:word-count="720" meta:character-count="4262"/>
    <dc:creator>Marti </dc:creator>
    <meta:user-defined meta:name="Info 1"/>
    <meta:user-defined meta:name="Info 2"/>
    <meta:user-defined meta:name="Info 3"/>
    <meta:user-defined meta:name="Info 4"/>
  </office:meta>
</office:document-meta>
</file>